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be4" officeooo:paragraph-rsid="00005be4"/>
    </style:style>
    <style:style style:name="P2" style:family="paragraph" style:parent-style-name="Standard">
      <style:text-properties officeooo:rsid="00014abc" officeooo:paragraph-rsid="00014abc"/>
    </style:style>
    <style:style style:name="T1" style:family="text">
      <style:text-properties officeooo:rsid="00011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<text:span text:style-name="T1">był </text:span>testowy plik.</text:p>
      <text:p text:style-name="P2">Dodano drugą linijkę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19-11-16T15:00:13.378000000</dc:date>
    <meta:editing-duration>PT1M23S</meta:editing-duration>
    <meta:editing-cycles>3</meta:editing-cycles>
    <meta:document-statistic meta:table-count="0" meta:image-count="0" meta:object-count="0" meta:page-count="1" meta:paragraph-count="2" meta:word-count="7" meta:character-count="41" meta:non-whitespace-character-count="36"/>
  </office:meta>
</office:document-meta>
</file>